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014210" officeooo:paragraph-rsid="00014210"/>
    </style:style>
    <style:style style:name="P2" style:family="paragraph" style:parent-style-name="Text_20_body">
      <style:text-properties officeooo:rsid="0018ec08" officeooo:paragraph-rsid="0018ec08"/>
    </style:style>
    <style:style style:name="P3" style:family="paragraph" style:parent-style-name="Heading_20_1">
      <style:text-properties style:text-underline-style="solid" style:text-underline-width="auto" style:text-underline-color="font-color"/>
    </style:style>
    <style:style style:name="P4" style:family="paragraph" style:parent-style-name="Puces_20_1" style:list-style-name="L1"/>
    <style:style style:name="P5" style:family="paragraph" style:parent-style-name="Puces_20_1" style:list-style-name="L2"/>
    <style:style style:name="P6" style:family="paragraph" style:parent-style-name="Puces_20_1" style:list-style-name="L3"/>
    <style:style style:name="P7" style:family="paragraph" style:parent-style-name="Puces_20_1" style:list-style-name="L4"/>
    <style:style style:name="P8" style:family="paragraph" style:parent-style-name="Puces_20_1" style:list-style-name="L5"/>
    <style:style style:name="P9" style:family="paragraph" style:parent-style-name="Puces_20_1" style:list-style-name="L6"/>
    <style:style style:name="P10" style:family="paragraph" style:parent-style-name="Puces_20_1" style:list-style-name="L7"/>
    <style:style style:name="P11" style:family="paragraph" style:parent-style-name="Puces_20_2" style:list-style-name="L2"/>
    <style:style style:name="T1" style:family="text">
      <style:text-properties officeooo:rsid="0001421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97e2b"/>
    </style:style>
    <style:style style:name="T4" style:family="text">
      <style:text-properties officeooo:rsid="000be74c"/>
    </style:style>
    <style:style style:name="T5" style:family="text">
      <style:text-properties officeooo:rsid="000c9e82"/>
    </style:style>
    <style:style style:name="T6" style:family="text">
      <style:text-properties officeooo:rsid="001aa353"/>
    </style:style>
    <style:style style:name="T7" style:family="text">
      <style:text-properties officeooo:rsid="001b8f5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1c2bcb"/>
    </style:style>
    <style:style style:name="T10" style:family="text">
      <style:text-properties officeooo:rsid="001e466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éunion <text:span text:style-name="T6">é</text:span>lèves du 31 mars</text:p>
      <text:h text:style-name="P3" text:outline-level="1">Liste <text:span text:style-name="T4">des </text:span>objectifs et <text:span text:style-name="T4">des </text:span>choix</text:h>
      <text:p text:style-name="P1">Objectifs de notre projet :</text:p>
      <text:list xml:id="list1074261462128447795" text:style-name="L1">
        <text:list-item>
          <text:p text:style-name="P4">faire un protoype ;</text:p>
        </text:list-item>
        <text:list-item>
          <text:p text:style-name="P4">proposer une architecture ;</text:p>
        </text:list-item>
        <text:list-item>
          <text:p text:style-name="P4">mettre en place une intégration continue.</text:p>
        </text:list-item>
      </text:list>
      <text:p text:style-name="P1">Tâches à effectuer d'ici vendredi :</text:p>
      <text:list xml:id="list8759537079213991819" text:style-name="L2">
        <text:list-item>
          <text:p text:style-name="P5">faire le backlog</text:p>
        </text:list-item>
        <text:list-item>
          <text:p text:style-name="P5">faire l'UML (use case, BD, controllers)</text:p>
        </text:list-item>
        <text:list-item>
          <text:p text:style-name="P5">lire <text:span text:style-name="T6">les </text:span>Objets <text:span text:style-name="T6">de la</text:span> directive INSPIRE</text:p>
        </text:list-item>
        <text:list-item>
          <text:p text:style-name="P5"><text:span text:style-name="T5">t</text:span>rouver les outils de travail :</text:p>
          <text:list>
            <text:list-item>
              <text:p text:style-name="P11">Gestion documents : propulse</text:p>
            </text:list-item>
            <text:list-item>
              <text:p text:style-name="P11">Gestion code : github</text:p>
            </text:list-item>
            <text:list-item>
              <text:p text:style-name="P11">Techno web : php - mySQL (voir décision)</text:p>
            </text:list-item>
            <text:list-item>
              <text:p text:style-name="P11">Framework web : symfony (voir décision)</text:p>
            </text:list-item>
          </text:list>
        </text:list-item>
      </text:list>
      <text:h text:style-name="Heading_20_1" text:outline-level="1">Analyse du besoin</text:h>
      <text:h text:style-name="Heading_20_2" text:outline-level="2">Fonctionnalités principales</text:h>
      <text:p text:style-name="P1">Le site doit permettre de publier des informations concern<text:span text:style-name="T6">an</text:span>t le réseau routier ou les conditions de circulation.</text:p>
      <text:p text:style-name="P1">C'est un site collaboratif : lorsqu'une annonce est publiée, elle doit être confirmée pour être prise en compte.</text:p>
      <text:p text:style-name="P1">Certains usagers auront un statut spécial et n'auront pas besoin de cette confirmation.</text:p>
      <text:p text:style-name="P1">Le prototype que nous construisons ne doit pas encore gérer l'export des données saisies.</text:p>
      <text:h text:style-name="Heading_20_2" text:outline-level="2">Acteurs</text:h>
      <text:p text:style-name="P1">Nous avons identifié trois acteurs :</text:p>
      <text:list xml:id="list5658566700912633463" text:style-name="L3">
        <text:list-item>
          <text:p text:style-name="P6">les <text:span text:style-name="T2">particuliers</text:span> : n'importe quelle personne inscrite peut publier de nouvelles informations sur le site ;</text:p>
        </text:list-item>
        <text:list-item>
          <text:p text:style-name="P6">les <text:span text:style-name="T2">professionnels</text:span> : ces autorités (entreprises, mairie, ...) peuvent aussi publier des informations. Elles n'ont pas besoin d'être validées ;</text:p>
        </text:list-item>
        <text:list-item>
          <text:p text:style-name="P6">l'<text:span text:style-name="T2">admin</text:span> : il s'occupe de la maintenance du site web.</text:p>
        </text:list-item>
      </text:list>
      <text:h text:style-name="Heading_20_2" text:outline-level="2"><text:soft-page-break/><text:span text:style-name="T1">I</text:span>nformations à saisir</text:h>
      <text:p text:style-name="P1">Nous avons déterminé deux types d'informations à saisir :</text:p>
      <text:list xml:id="list4696842978451716084" text:style-name="L4">
        <text:list-item>
          <text:p text:style-name="P7">des modifications définitives : le réseaux routier est modifié définitivement suite à des travaux ou des catastrophes naturelles.</text:p>
        </text:list-item>
        <text:list-item>
          <text:p text:style-name="P7">des perturbations temporaires : le réseaux routier est tempora<text:span text:style-name="T7">i</text:span>rement perturbé par un évènement (fête foraine, bouchon, accident, ...).</text:p>
        </text:list-item>
      </text:list>
      <text:h text:style-name="Heading_20_3" text:outline-level="3">Modifications définitives</text:h>
      <text:p text:style-name="P1">Cela consiste à ajouter/modifier/supprimer un objet routier (au sens de la directive INSPIRE). L'usager précise une date de début.</text:p>
      <text:p text:style-name="P1">La liste d'objets disponible<text:span text:style-name="T7">s</text:span> est modifiable par l'administrateur (elle doit à terme contenir les objets spécifiés par la directive).</text:p>
      <text:h text:style-name="Heading_20_3" text:outline-level="3">Perturbations temporaires</text:h>
      <text:p text:style-name="P1">Nous pensons qu'il faut orienter les perturbations sur la conséquence et non le problème (bien que celui-ci puisse être précisé).</text:p>
      <text:p text:style-name="P1">Nous avons identifié les conséquences suivantes :</text:p>
      <text:list xml:id="list5958871543610786665" text:style-name="L5">
        <text:list-item>
          <text:p text:style-name="P8">blocage de la circulation</text:p>
        </text:list-item>
        <text:list-item>
          <text:p text:style-name="P8">réduction du nombre de voies</text:p>
        </text:list-item>
        <text:list-item>
          <text:p text:style-name="P8">réduction de la vitesse</text:p>
        </text:list-item>
        <text:list-item>
          <text:p text:style-name="P8">restriction de véhicule</text:p>
        </text:list-item>
        <text:list-item>
          <text:p text:style-name="P8">autre : à préciser par l'utilisateur.</text:p>
        </text:list-item>
      </text:list>
      <text:p text:style-name="P1">Cette liste de conséquences est modifiable par l'administrateur.</text:p>
      <text:h text:style-name="Heading_20_1" text:outline-level="1">Décisions techniques</text:h>
      <text:h text:style-name="Heading_20_2" text:outline-level="2">PHP</text:h>
      <text:p text:style-name="Standard">Nous devons créer un site web permettant au utilisateurs de saisir des informations. <text:s/></text:p>
      <text:p text:style-name="P1">Il n'y a pas besoin de gérer des discu<text:span text:style-name="T7">ss</text:span>ions instantanées (socket<text:span text:style-name="T7">s</text:span>). Donc <text:span text:style-name="T7">il est préférable de ne pas utiliser Java J2E ou NodeJS afin d’améliorer la maintenabilité au long terme et la légèreté de fonctionnement.</text:span></text:p>
      <text:p text:style-name="P1">Le PHP semble donc être bien adapté.</text:p>
      <text:h text:style-name="Heading_20_2" text:outline-level="2">Framework PHP</text:h>
      <text:p text:style-name="P1">Pour faciliter le développement, nous allons utiliser un framework <text:span text:style-name="T7">PHP</text:span> orienté MVC. Nous avons hésité entre deux framework<text:span text:style-name="T7">s</text:span> : Symfony et Laravel.</text:p>
      <text:p text:style-name="P1"><text:soft-page-break/>Symfony :</text:p>
      <text:list xml:id="list4435719589758592194" text:style-name="L6">
        <text:list-item>
          <text:p text:style-name="P9">Avantage : très utilisé en France (<text:span text:style-name="T7">plus facile</text:span> de reprendre <text:span text:style-name="T7">notre travail</text:span>, facilité pour nous de trou<text:span text:style-name="T7">v</text:span>er des explications sur le fonctionnement) ;</text:p>
        </text:list-item>
        <text:list-item>
          <text:p text:style-name="P9">Avantage : développé par une équipe française (autant utilis<text:span text:style-name="T7">er</text:span> du <text:span text:style-name="T8">made in France</text:span> pour une application nationale) ;</text:p>
        </text:list-item>
        <text:list-item>
          <text:p text:style-name="P9">Avantage : tutoriel à jour sur Open<text:span text:style-name="T7">C</text:span>lass<text:span text:style-name="T7">r</text:span>oom.</text:p>
        </text:list-item>
      </text:list>
      <text:p text:style-name="P1">Laravel :</text:p>
      <text:list xml:id="list4634344997428856349" text:style-name="L7">
        <text:list-item>
          <text:p text:style-name="P10">Avantage : utilisé <text:span text:style-name="T7">dans le monde entier, peut-être moins en France</text:span> ;</text:p>
        </text:list-item>
        <text:list-item>
          <text:p text:style-name="P10">Inconvénient : le tutoriel francophone n'est pas à jour</text:p>
        </text:list-item>
      </text:list>
      <text:p text:style-name="P1">Les deux framework<text:span text:style-name="T7">s</text:span> sont organisés en MVC <text:span text:style-name="T7">et</text:span> permettent une gestion simplifiée des classes et des bases de données.</text:p>
      <text:p text:style-name="P1">Nous choisissons donc Symfony.</text:p>
      <text:h text:style-name="Heading_20_2" text:outline-level="2">SQL</text:h>
      <text:p text:style-name="P1">Nous avons beaucoup hésité à utiliser une base NoSQL. Cependant, nous avons besoin de beaucoup de fiabilité (les logs de « qui publie quoi sur le site » doivent <text:span text:style-name="T3">absolument </text:span>être conservés). Il semble donc préférable d'utiliser une base SQL.</text:p>
      <text:h text:style-name="Heading_20_2" text:outline-level="2">Propul<text:span text:style-name="T9">s</text:span>e</text:h>
      <text:p text:style-name="P2">Didier Richard conseillait wekan comme outil de gestion du projet. Cependant, du fait qu'il soit lourd à mettre en place, nous avons décidé de conserver Propulse. La feuille de route est peut-être limitée mais semble suf<text:span text:style-name="T9">f</text:span>ir<text:span text:style-name="T10">e</text:span> pour ce proj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.199cm" loext:contextual-spacing="false" fo:line-height="105%" fo:text-align="justify" style:justify-single-word="false"/>
      <style:text-properties style:font-name="DejaVu Sans" fo:font-family="'DejaVu Sans'" style:font-family-generic="swiss" style:font-pitch="variable" officeooo:rsid="0001421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variant="normal" fo:text-transform="none" fo:font-size="130%" fo:text-shadow="1pt 1pt" style:text-underline-style="solid" style:text-underline-width="auto" style:text-underline-color="font-color" fo:font-weight="bold" style:font-size-asian="130%" style:font-weight-asian="bold" style:font-size-complex="130%" style:font-weight-complex="normal" style:font-relief="none" style:text-overline-style="none" style:text-overline-color="font-color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style="italic" fo:font-weight="bold" style:font-size-asian="115%" style:font-style-asian="italic" style:font-weight-asian="bold" style:font-size-complex="11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15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uces_20_1" style:display-name="Puces 1" style:family="paragraph" style:parent-style-name="Standard" style:master-page-name="">
      <loext:graphic-properties draw:fill="none" draw:fill-color="#729fcf"/>
      <style:paragraph-properties fo:margin-left="0.7cm" fo:margin-right="0cm" fo:margin-top="0.041cm" fo:margin-bottom="0.041cm" loext:contextual-spacing="false" fo:line-height="105%" fo:text-align="justify" style:justify-single-word="false" fo:text-indent="0.101cm" style:auto-text-indent="false" style:page-number="auto" fo:background-color="transparent">
        <style:tab-stops>
          <style:tab-stop style:position="0.088cm"/>
        </style:tab-stops>
      </style:paragraph-properties>
      <style:text-properties style:font-name="DejaVu Sans" fo:font-family="'DejaVu Sans'" style:font-family-generic="swiss" style:font-pitch="variable" officeooo:rsid="00014210" fo:background-color="transparent" style:font-size-asian="10.5pt"/>
    </style:style>
    <style:style style:name="Puces_20_2" style:display-name="Puces 2" style:family="paragraph" style:parent-style-name="Standard">
      <loext:graphic-properties draw:fill="none" draw:fill-color="#729fcf"/>
      <style:paragraph-properties fo:margin-left="2.401cm" fo:margin-right="0cm" fo:margin-top="0.019cm" fo:margin-bottom="0.019cm" loext:contextual-spacing="true" fo:text-indent="-0.6cm" style:auto-text-indent="false" fo:background-color="transparent">
        <style:tab-stops/>
      </style:paragraph-properties>
      <style:text-properties style:font-name="DejaVu Sans" fo:font-family="'DejaVu Sans'" style:font-family-generic="swiss" style:font-pitch="variable" officeooo:rsid="0001421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5:25:23.969069264</meta:creation-date>
    <dc:date>2016-03-31T16:06:29.701495081</dc:date>
    <meta:editing-duration>PT27M41S</meta:editing-duration>
    <meta:editing-cycles>31</meta:editing-cycles>
    <meta:generator>LibreOffice/5.1.2.1.0$Linux_X86_64 LibreOffice_project/10m0$Build-1</meta:generator>
    <meta:document-statistic meta:table-count="0" meta:image-count="0" meta:object-count="0" meta:page-count="3" meta:paragraph-count="62" meta:word-count="632" meta:character-count="3902" meta:non-whitespace-character-count="3356"/>
  </office:meta>
</office:document-meta>
</file>